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ACAACTCTTA</text:p>
          </table:table-cell>
          <table:table-cell office:value-type="string" calcext:value-type="string">
            <text:p>BCR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CTCTTAC</text:p>
          </table:table-cell>
          <table:table-cell office:value-type="string" calcext:value-type="string">
            <text:p>BCRh</text:p>
          </table:table-cell>
          <table:table-cell table:formula="of:=[.C2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CTTACCT</text:p>
          </table:table-cell>
          <table:table-cell office:value-type="string" calcext:value-type="string">
            <text:p>BCRh</text:p>
          </table:table-cell>
          <table:table-cell table:formula="of:=[.C3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GGCTTAC</text:p>
          </table:table-cell>
          <table:table-cell office:value-type="string" calcext:value-type="string">
            <text:p>BCRh</text:p>
          </table:table-cell>
          <table:table-cell table:formula="of:=[.C4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ATGACTTA</text:p>
          </table:table-cell>
          <table:table-cell office:value-type="string" calcext:value-type="string">
            <text:p>BCRh</text:p>
          </table:table-cell>
          <table:table-cell table:formula="of:=[.C5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AGGCCTT</text:p>
          </table:table-cell>
          <table:table-cell office:value-type="string" calcext:value-type="string">
            <text:p>BCRh</text:p>
          </table:table-cell>
          <table:table-cell table:formula="of:=[.C6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GACTCCT</text:p>
          </table:table-cell>
          <table:table-cell office:value-type="string" calcext:value-type="string">
            <text:p>BCRh</text:p>
          </table:table-cell>
          <table:table-cell table:formula="of:=[.C7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ACGCTTAC</text:p>
          </table:table-cell>
          <table:table-cell office:value-type="string" calcext:value-type="string">
            <text:p>BCRh</text:p>
          </table:table-cell>
          <table:table-cell table:formula="of:=[.C8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CTCACTTA</text:p>
          </table:table-cell>
          <table:table-cell office:value-type="string" calcext:value-type="string">
            <text:p>BCRh</text:p>
          </table:table-cell>
          <table:table-cell table:formula="of:=[.C9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TCACTTAC</text:p>
          </table:table-cell>
          <table:table-cell office:value-type="string" calcext:value-type="string">
            <text:p>BCRh</text:p>
          </table:table-cell>
          <table:table-cell table:formula="of:=[.C10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TTCGTCCT</text:p>
          </table:table-cell>
          <table:table-cell office:value-type="string" calcext:value-type="string">
            <text:p>BCRh</text:p>
          </table:table-cell>
          <table:table-cell table:formula="of:=[.C11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AACCTTAC</text:p>
          </table:table-cell>
          <table:table-cell office:value-type="string" calcext:value-type="string">
            <text:p>BCRh</text:p>
          </table:table-cell>
          <table:table-cell table:formula="of:=[.C12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GAACCTTA</text:p>
          </table:table-cell>
          <table:table-cell office:value-type="string" calcext:value-type="string">
            <text:p>BCRh</text:p>
          </table:table-cell>
          <table:table-cell table:formula="of:=[.C13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CTTGACCT</text:p>
          </table:table-cell>
          <table:table-cell office:value-type="string" calcext:value-type="string">
            <text:p>BCRh</text:p>
          </table:table-cell>
          <table:table-cell table:formula="of:=[.C14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CGAGCTTAC</text:p>
          </table:table-cell>
          <table:table-cell office:value-type="string" calcext:value-type="string">
            <text:p>BCRh</text:p>
          </table:table-cell>
          <table:table-cell table:formula="of:=[.C15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CTGAGCCTT</text:p>
          </table:table-cell>
          <table:table-cell office:value-type="string" calcext:value-type="string">
            <text:p>BCRh</text:p>
          </table:table-cell>
          <table:table-cell table:formula="of:=[.C16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GATCTCTTA</text:p>
          </table:table-cell>
          <table:table-cell office:value-type="string" calcext:value-type="string">
            <text:p>BCRh</text:p>
          </table:table-cell>
          <table:table-cell table:formula="of:=[.C17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GTCTACCTT</text:p>
          </table:table-cell>
          <table:table-cell office:value-type="string" calcext:value-type="string">
            <text:p>BCRh</text:p>
          </table:table-cell>
          <table:table-cell table:formula="of:=[.C18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GTCTCTTAC</text:p>
          </table:table-cell>
          <table:table-cell office:value-type="string" calcext:value-type="string">
            <text:p>BCRh</text:p>
          </table:table-cell>
          <table:table-cell table:formula="of:=[.C19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TCGACCTTA</text:p>
          </table:table-cell>
          <table:table-cell office:value-type="string" calcext:value-type="string">
            <text:p>BCRh</text:p>
          </table:table-cell>
          <table:table-cell table:formula="of:=[.C20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TGACCTTAC</text:p>
          </table:table-cell>
          <table:table-cell office:value-type="string" calcext:value-type="string">
            <text:p>BCRh</text:p>
          </table:table-cell>
          <table:table-cell table:formula="of:=[.C21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GACTCCTT</text:p>
          </table:table-cell>
          <table:table-cell office:value-type="string" calcext:value-type="string">
            <text:p>BCRh</text:p>
          </table:table-cell>
          <table:table-cell table:formula="of:=[.C22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TGTAGCCTT</text:p>
          </table:table-cell>
          <table:table-cell office:value-type="string" calcext:value-type="string">
            <text:p>BCRh</text:p>
          </table:table-cell>
          <table:table-cell table:formula="of:=[.C23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TGTGACTTA</text:p>
          </table:table-cell>
          <table:table-cell office:value-type="string" calcext:value-type="string">
            <text:p>BCRh</text:p>
          </table:table-cell>
          <table:table-cell table:formula="of:=[.C24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TTAGCTTAC</text:p>
          </table:table-cell>
          <table:table-cell office:value-type="string" calcext:value-type="string">
            <text:p>BCRh</text:p>
          </table:table-cell>
          <table:table-cell table:formula="of:=[.C25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TTGACTTAC</text:p>
          </table:table-cell>
          <table:table-cell office:value-type="string" calcext:value-type="string">
            <text:p>BCRh</text:p>
          </table:table-cell>
          <table:table-cell table:formula="of:=[.C26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CGGACACCT</text:p>
          </table:table-cell>
          <table:table-cell office:value-type="string" calcext:value-type="string">
            <text:p>BCRh</text:p>
          </table:table-cell>
          <table:table-cell table:formula="of:=[.C27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CGGACTTAC</text:p>
          </table:table-cell>
          <table:table-cell office:value-type="string" calcext:value-type="string">
            <text:p>BCRh</text:p>
          </table:table-cell>
          <table:table-cell table:formula="of:=[.C28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CTAACTCCT</text:p>
          </table:table-cell>
          <table:table-cell office:value-type="string" calcext:value-type="string">
            <text:p>BCRh</text:p>
          </table:table-cell>
          <table:table-cell table:formula="of:=[.C29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CTGGACTTA</text:p>
          </table:table-cell>
          <table:table-cell office:value-type="string" calcext:value-type="string">
            <text:p>BCRh</text:p>
          </table:table-cell>
          <table:table-cell table:formula="of:=[.C30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GACTCTTAC</text:p>
          </table:table-cell>
          <table:table-cell office:value-type="string" calcext:value-type="string">
            <text:p>BCRh</text:p>
          </table:table-cell>
          <table:table-cell table:formula="of:=[.C31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GACTTCTCT</text:p>
          </table:table-cell>
          <table:table-cell office:value-type="string" calcext:value-type="string">
            <text:p>BCRh</text:p>
          </table:table-cell>
          <table:table-cell table:formula="of:=[.C32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GCGACCTTA</text:p>
          </table:table-cell>
          <table:table-cell office:value-type="string" calcext:value-type="string">
            <text:p>BCRh</text:p>
          </table:table-cell>
          <table:table-cell table:formula="of:=[.C33]+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GCGCGCCTT</text:p>
          </table:table-cell>
          <table:table-cell office:value-type="string" calcext:value-type="string">
            <text:p>BCRh</text:p>
          </table:table-cell>
          <table:table-cell table:formula="of:=[.C34]+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GGACCTTAC</text:p>
          </table:table-cell>
          <table:table-cell office:value-type="string" calcext:value-type="string">
            <text:p>BCRh</text:p>
          </table:table-cell>
          <table:table-cell table:formula="of:=[.C35]+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GGCGCTTAC</text:p>
          </table:table-cell>
          <table:table-cell office:value-type="string" calcext:value-type="string">
            <text:p>BCRh</text:p>
          </table:table-cell>
          <table:table-cell table:formula="of:=[.C36]+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GTACTCTTA</text:p>
          </table:table-cell>
          <table:table-cell office:value-type="string" calcext:value-type="string">
            <text:p>BCRh</text:p>
          </table:table-cell>
          <table:table-cell table:formula="of:=[.C37]+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TAGTCTTAC</text:p>
          </table:table-cell>
          <table:table-cell office:value-type="string" calcext:value-type="string">
            <text:p>BCRh</text:p>
          </table:table-cell>
          <table:table-cell table:formula="of:=[.C38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TGAGTCCTT</text:p>
          </table:table-cell>
          <table:table-cell office:value-type="string" calcext:value-type="string">
            <text:p>BCRh</text:p>
          </table:table-cell>
          <table:table-cell table:formula="of:=[.C39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AACTCAGGA</text:p>
          </table:table-cell>
          <table:table-cell office:value-type="string" calcext:value-type="string">
            <text:p>BCR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ACTGAGGC</text:p>
          </table:table-cell>
          <table:table-cell office:value-type="string" calcext:value-type="string">
            <text:p>BCRig</text:p>
          </table:table-cell>
          <table:table-cell table:formula="of:=[.C41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ACTGGGGA</text:p>
          </table:table-cell>
          <table:table-cell office:value-type="string" calcext:value-type="string">
            <text:p>BCRig</text:p>
          </table:table-cell>
          <table:table-cell table:formula="of:=[.C42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ACTTGTCT</text:p>
          </table:table-cell>
          <table:table-cell office:value-type="string" calcext:value-type="string">
            <text:p>BCRig</text:p>
          </table:table-cell>
          <table:table-cell table:formula="of:=[.C43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ACTCAGGA</text:p>
          </table:table-cell>
          <table:table-cell office:value-type="string" calcext:value-type="string">
            <text:p>BCRig</text:p>
          </table:table-cell>
          <table:table-cell table:formula="of:=[.C44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ACTGAGGC</text:p>
          </table:table-cell>
          <table:table-cell office:value-type="string" calcext:value-type="string">
            <text:p>BCRig</text:p>
          </table:table-cell>
          <table:table-cell table:formula="of:=[.C45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ACTGGGGA</text:p>
          </table:table-cell>
          <table:table-cell office:value-type="string" calcext:value-type="string">
            <text:p>BCRig</text:p>
          </table:table-cell>
          <table:table-cell table:formula="of:=[.C46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ACTTGTCT</text:p>
          </table:table-cell>
          <table:table-cell office:value-type="string" calcext:value-type="string">
            <text:p>BCRig</text:p>
          </table:table-cell>
          <table:table-cell table:formula="of:=[.C47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ATGACAGGA</text:p>
          </table:table-cell>
          <table:table-cell office:value-type="string" calcext:value-type="string">
            <text:p>BCRig</text:p>
          </table:table-cell>
          <table:table-cell table:formula="of:=[.C48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ATGAGAGGC</text:p>
          </table:table-cell>
          <table:table-cell office:value-type="string" calcext:value-type="string">
            <text:p>BCRig</text:p>
          </table:table-cell>
          <table:table-cell table:formula="of:=[.C49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ATGAGGGGA</text:p>
          </table:table-cell>
          <table:table-cell office:value-type="string" calcext:value-type="string">
            <text:p>BCRig</text:p>
          </table:table-cell>
          <table:table-cell table:formula="of:=[.C50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ATGATGTCT</text:p>
          </table:table-cell>
          <table:table-cell office:value-type="string" calcext:value-type="string">
            <text:p>BCRig</text:p>
          </table:table-cell>
          <table:table-cell table:formula="of:=[.C51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GCTCACAGGA</text:p>
          </table:table-cell>
          <table:table-cell office:value-type="string" calcext:value-type="string">
            <text:p>BCRig</text:p>
          </table:table-cell>
          <table:table-cell table:formula="of:=[.C52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GCTCAGAGGC</text:p>
          </table:table-cell>
          <table:table-cell office:value-type="string" calcext:value-type="string">
            <text:p>BCRig</text:p>
          </table:table-cell>
          <table:table-cell table:formula="of:=[.C53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CTCAGGGGA</text:p>
          </table:table-cell>
          <table:table-cell office:value-type="string" calcext:value-type="string">
            <text:p>BCRig</text:p>
          </table:table-cell>
          <table:table-cell table:formula="of:=[.C54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CTCATGTCT</text:p>
          </table:table-cell>
          <table:table-cell office:value-type="string" calcext:value-type="string">
            <text:p>BCRig</text:p>
          </table:table-cell>
          <table:table-cell table:formula="of:=[.C55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GTCACAGGA</text:p>
          </table:table-cell>
          <table:table-cell office:value-type="string" calcext:value-type="string">
            <text:p>BCRig</text:p>
          </table:table-cell>
          <table:table-cell table:formula="of:=[.C56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TCAGAGGC</text:p>
          </table:table-cell>
          <table:table-cell office:value-type="string" calcext:value-type="string">
            <text:p>BCRig</text:p>
          </table:table-cell>
          <table:table-cell table:formula="of:=[.C57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GTCAGGGGA</text:p>
          </table:table-cell>
          <table:table-cell office:value-type="string" calcext:value-type="string">
            <text:p>BCRig</text:p>
          </table:table-cell>
          <table:table-cell table:formula="of:=[.C58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TCATGTCT</text:p>
          </table:table-cell>
          <table:table-cell office:value-type="string" calcext:value-type="string">
            <text:p>BCRig</text:p>
          </table:table-cell>
          <table:table-cell table:formula="of:=[.C59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AACCAGGA</text:p>
          </table:table-cell>
          <table:table-cell office:value-type="string" calcext:value-type="string">
            <text:p>BCRig</text:p>
          </table:table-cell>
          <table:table-cell table:formula="of:=[.C60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TAACGAGGC</text:p>
          </table:table-cell>
          <table:table-cell office:value-type="string" calcext:value-type="string">
            <text:p>BCRig</text:p>
          </table:table-cell>
          <table:table-cell table:formula="of:=[.C61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TAACGGGGA</text:p>
          </table:table-cell>
          <table:table-cell office:value-type="string" calcext:value-type="string">
            <text:p>BCRig</text:p>
          </table:table-cell>
          <table:table-cell table:formula="of:=[.C62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TAACTGTCT</text:p>
          </table:table-cell>
          <table:table-cell office:value-type="string" calcext:value-type="string">
            <text:p>BCRig</text:p>
          </table:table-cell>
          <table:table-cell table:formula="of:=[.C63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TGAACCAGGA</text:p>
          </table:table-cell>
          <table:table-cell office:value-type="string" calcext:value-type="string">
            <text:p>BCRig</text:p>
          </table:table-cell>
          <table:table-cell table:formula="of:=[.C64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GAACGAGGC</text:p>
          </table:table-cell>
          <table:table-cell office:value-type="string" calcext:value-type="string">
            <text:p>BCRig</text:p>
          </table:table-cell>
          <table:table-cell table:formula="of:=[.C65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TGAACGGGGA</text:p>
          </table:table-cell>
          <table:table-cell office:value-type="string" calcext:value-type="string">
            <text:p>BCRig</text:p>
          </table:table-cell>
          <table:table-cell table:formula="of:=[.C66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TGAACTGTCT</text:p>
          </table:table-cell>
          <table:table-cell office:value-type="string" calcext:value-type="string">
            <text:p>BCRig</text:p>
          </table:table-cell>
          <table:table-cell table:formula="of:=[.C67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GATCTCAGGA</text:p>
          </table:table-cell>
          <table:table-cell office:value-type="string" calcext:value-type="string">
            <text:p>BCRig</text:p>
          </table:table-cell>
          <table:table-cell table:formula="of:=[.C68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GATCTGAGGC</text:p>
          </table:table-cell>
          <table:table-cell office:value-type="string" calcext:value-type="string">
            <text:p>BCRig</text:p>
          </table:table-cell>
          <table:table-cell table:formula="of:=[.C69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GATCTGGGGA</text:p>
          </table:table-cell>
          <table:table-cell office:value-type="string" calcext:value-type="string">
            <text:p>BCRig</text:p>
          </table:table-cell>
          <table:table-cell table:formula="of:=[.C70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GATCTTGTCT</text:p>
          </table:table-cell>
          <table:table-cell office:value-type="string" calcext:value-type="string">
            <text:p>BCRig</text:p>
          </table:table-cell>
          <table:table-cell table:formula="of:=[.C71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GTCTCAGGA</text:p>
          </table:table-cell>
          <table:table-cell office:value-type="string" calcext:value-type="string">
            <text:p>BCRig</text:p>
          </table:table-cell>
          <table:table-cell table:formula="of:=[.C72]+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GTCTGAGGC</text:p>
          </table:table-cell>
          <table:table-cell office:value-type="string" calcext:value-type="string">
            <text:p>BCRig</text:p>
          </table:table-cell>
          <table:table-cell table:formula="of:=[.C73]+1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GTCTGGGGA</text:p>
          </table:table-cell>
          <table:table-cell office:value-type="string" calcext:value-type="string">
            <text:p>BCRig</text:p>
          </table:table-cell>
          <table:table-cell table:formula="of:=[.C74]+1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GTCTTGTCT</text:p>
          </table:table-cell>
          <table:table-cell office:value-type="string" calcext:value-type="string">
            <text:p>BCRig</text:p>
          </table:table-cell>
          <table:table-cell table:formula="of:=[.C75]+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TCGACCAGGA</text:p>
          </table:table-cell>
          <table:table-cell office:value-type="string" calcext:value-type="string">
            <text:p>BCRig</text:p>
          </table:table-cell>
          <table:table-cell table:formula="of:=[.C76]+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CGACGAGGC</text:p>
          </table:table-cell>
          <table:table-cell office:value-type="string" calcext:value-type="string">
            <text:p>BCRig</text:p>
          </table:table-cell>
          <table:table-cell table:formula="of:=[.C77]+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TCGACGGGGA</text:p>
          </table:table-cell>
          <table:table-cell office:value-type="string" calcext:value-type="string">
            <text:p>BCRig</text:p>
          </table:table-cell>
          <table:table-cell table:formula="of:=[.C78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CGACTGTCT</text:p>
          </table:table-cell>
          <table:table-cell office:value-type="string" calcext:value-type="string">
            <text:p>BCRig</text:p>
          </table:table-cell>
          <table:table-cell table:formula="of:=[.C79]+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GACCAGGA</text:p>
          </table:table-cell>
          <table:table-cell office:value-type="string" calcext:value-type="string">
            <text:p>BCRig</text:p>
          </table:table-cell>
          <table:table-cell table:formula="of:=[.C80]+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TGACGAGGC</text:p>
          </table:table-cell>
          <table:table-cell office:value-type="string" calcext:value-type="string">
            <text:p>BCRig</text:p>
          </table:table-cell>
          <table:table-cell table:formula="of:=[.C81]+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GACGGGGA</text:p>
          </table:table-cell>
          <table:table-cell office:value-type="string" calcext:value-type="string">
            <text:p>BCRig</text:p>
          </table:table-cell>
          <table:table-cell table:formula="of:=[.C82]+1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TGACTGTCT</text:p>
          </table:table-cell>
          <table:table-cell office:value-type="string" calcext:value-type="string">
            <text:p>BCRig</text:p>
          </table:table-cell>
          <table:table-cell table:formula="of:=[.C83]+1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TGTGACAGGA</text:p>
          </table:table-cell>
          <table:table-cell office:value-type="string" calcext:value-type="string">
            <text:p>BCRig</text:p>
          </table:table-cell>
          <table:table-cell table:formula="of:=[.C84]+1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GTGAGAGGC</text:p>
          </table:table-cell>
          <table:table-cell office:value-type="string" calcext:value-type="string">
            <text:p>BCRig</text:p>
          </table:table-cell>
          <table:table-cell table:formula="of:=[.C85]+1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TGTGAGGGGA</text:p>
          </table:table-cell>
          <table:table-cell office:value-type="string" calcext:value-type="string">
            <text:p>BCRig</text:p>
          </table:table-cell>
          <table:table-cell table:formula="of:=[.C86]+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TGTGATGTCT</text:p>
          </table:table-cell>
          <table:table-cell office:value-type="string" calcext:value-type="string">
            <text:p>BCRig</text:p>
          </table:table-cell>
          <table:table-cell table:formula="of:=[.C87]+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TGACAGGA</text:p>
          </table:table-cell>
          <table:table-cell office:value-type="string" calcext:value-type="string">
            <text:p>BCRig</text:p>
          </table:table-cell>
          <table:table-cell table:formula="of:=[.C88]+1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TGAGAGGC</text:p>
          </table:table-cell>
          <table:table-cell office:value-type="string" calcext:value-type="string">
            <text:p>BCRig</text:p>
          </table:table-cell>
          <table:table-cell table:formula="of:=[.C89]+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TTGAGGGGA</text:p>
          </table:table-cell>
          <table:table-cell office:value-type="string" calcext:value-type="string">
            <text:p>BCRig</text:p>
          </table:table-cell>
          <table:table-cell table:formula="of:=[.C90]+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TGATGTCT</text:p>
          </table:table-cell>
          <table:table-cell office:value-type="string" calcext:value-type="string">
            <text:p>BCRig</text:p>
          </table:table-cell>
          <table:table-cell table:formula="of:=[.C91]+1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CGGACAGGA</text:p>
          </table:table-cell>
          <table:table-cell office:value-type="string" calcext:value-type="string">
            <text:p>BCRig</text:p>
          </table:table-cell>
          <table:table-cell table:formula="of:=[.C92]+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CGGAGAGGC</text:p>
          </table:table-cell>
          <table:table-cell office:value-type="string" calcext:value-type="string">
            <text:p>BCRig</text:p>
          </table:table-cell>
          <table:table-cell table:formula="of:=[.C93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CGGAGGGGA</text:p>
          </table:table-cell>
          <table:table-cell office:value-type="string" calcext:value-type="string">
            <text:p>BCRig</text:p>
          </table:table-cell>
          <table:table-cell table:formula="of:=[.C94]+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CGGATGTCT</text:p>
          </table:table-cell>
          <table:table-cell office:value-type="string" calcext:value-type="string">
            <text:p>BCRig</text:p>
          </table:table-cell>
          <table:table-cell table:formula="of:=[.C95]+1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CTGGACAGGA</text:p>
          </table:table-cell>
          <table:table-cell office:value-type="string" calcext:value-type="string">
            <text:p>BCRig</text:p>
          </table:table-cell>
          <table:table-cell table:formula="of:=[.C96]+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CTGGAGAGGC</text:p>
          </table:table-cell>
          <table:table-cell office:value-type="string" calcext:value-type="string">
            <text:p>BCRig</text:p>
          </table:table-cell>
          <table:table-cell table:formula="of:=[.C97]+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CTGGAGGGGA</text:p>
          </table:table-cell>
          <table:table-cell office:value-type="string" calcext:value-type="string">
            <text:p>BCRig</text:p>
          </table:table-cell>
          <table:table-cell table:formula="of:=[.C98]+1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CTGGATGTCT</text:p>
          </table:table-cell>
          <table:table-cell office:value-type="string" calcext:value-type="string">
            <text:p>BCRig</text:p>
          </table:table-cell>
          <table:table-cell table:formula="of:=[.C99]+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GACTCAGGA</text:p>
          </table:table-cell>
          <table:table-cell office:value-type="string" calcext:value-type="string">
            <text:p>BCRig</text:p>
          </table:table-cell>
          <table:table-cell table:formula="of:=[.C100]+1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GACTGAGGC</text:p>
          </table:table-cell>
          <table:table-cell office:value-type="string" calcext:value-type="string">
            <text:p>BCRig</text:p>
          </table:table-cell>
          <table:table-cell table:formula="of:=[.C101]+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GACTGGGGA</text:p>
          </table:table-cell>
          <table:table-cell office:value-type="string" calcext:value-type="string">
            <text:p>BCRig</text:p>
          </table:table-cell>
          <table:table-cell table:formula="of:=[.C102]+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GACTTGTCT</text:p>
          </table:table-cell>
          <table:table-cell office:value-type="string" calcext:value-type="string">
            <text:p>BCRig</text:p>
          </table:table-cell>
          <table:table-cell table:formula="of:=[.C103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GCGACCAGGA</text:p>
          </table:table-cell>
          <table:table-cell office:value-type="string" calcext:value-type="string">
            <text:p>BCRig</text:p>
          </table:table-cell>
          <table:table-cell table:formula="of:=[.C104]+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GCGACGAGGC</text:p>
          </table:table-cell>
          <table:table-cell office:value-type="string" calcext:value-type="string">
            <text:p>BCRig</text:p>
          </table:table-cell>
          <table:table-cell table:formula="of:=[.C105]+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GCGACGGGGA</text:p>
          </table:table-cell>
          <table:table-cell office:value-type="string" calcext:value-type="string">
            <text:p>BCRig</text:p>
          </table:table-cell>
          <table:table-cell table:formula="of:=[.C106]+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GCGACTGTCT</text:p>
          </table:table-cell>
          <table:table-cell office:value-type="string" calcext:value-type="string">
            <text:p>BCRig</text:p>
          </table:table-cell>
          <table:table-cell table:formula="of:=[.C107]+1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GGACCAGGA</text:p>
          </table:table-cell>
          <table:table-cell office:value-type="string" calcext:value-type="string">
            <text:p>BCRig</text:p>
          </table:table-cell>
          <table:table-cell table:formula="of:=[.C108]+1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GGACGAGGC</text:p>
          </table:table-cell>
          <table:table-cell office:value-type="string" calcext:value-type="string">
            <text:p>BCRig</text:p>
          </table:table-cell>
          <table:table-cell table:formula="of:=[.C109]+1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GGACGGGGA</text:p>
          </table:table-cell>
          <table:table-cell office:value-type="string" calcext:value-type="string">
            <text:p>BCRig</text:p>
          </table:table-cell>
          <table:table-cell table:formula="of:=[.C110]+1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GGACTGTCT</text:p>
          </table:table-cell>
          <table:table-cell office:value-type="string" calcext:value-type="string">
            <text:p>BCRig</text:p>
          </table:table-cell>
          <table:table-cell table:formula="of:=[.C111]+1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GTACTCAGGA</text:p>
          </table:table-cell>
          <table:table-cell office:value-type="string" calcext:value-type="string">
            <text:p>BCRig</text:p>
          </table:table-cell>
          <table:table-cell table:formula="of:=[.C112]+1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GTACTGAGGC</text:p>
          </table:table-cell>
          <table:table-cell office:value-type="string" calcext:value-type="string">
            <text:p>BCRig</text:p>
          </table:table-cell>
          <table:table-cell table:formula="of:=[.C113]+1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GTACTGGGGA</text:p>
          </table:table-cell>
          <table:table-cell office:value-type="string" calcext:value-type="string">
            <text:p>BCRig</text:p>
          </table:table-cell>
          <table:table-cell table:formula="of:=[.C114]+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GTACTTGTCT</text:p>
          </table:table-cell>
          <table:table-cell office:value-type="string" calcext:value-type="string">
            <text:p>BCRig</text:p>
          </table:table-cell>
          <table:table-cell table:formula="of:=[.C115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TAGTCAGGA</text:p>
          </table:table-cell>
          <table:table-cell office:value-type="string" calcext:value-type="string">
            <text:p>BCRig</text:p>
          </table:table-cell>
          <table:table-cell table:formula="of:=[.C116]+1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TAGTGAGGC</text:p>
          </table:table-cell>
          <table:table-cell office:value-type="string" calcext:value-type="string">
            <text:p>BCRig</text:p>
          </table:table-cell>
          <table:table-cell table:formula="of:=[.C117]+1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TAGTGGGGA</text:p>
          </table:table-cell>
          <table:table-cell office:value-type="string" calcext:value-type="string">
            <text:p>BCRig</text:p>
          </table:table-cell>
          <table:table-cell table:formula="of:=[.C118]+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TAGTTGTCT</text:p>
          </table:table-cell>
          <table:table-cell office:value-type="string" calcext:value-type="string">
            <text:p>BCRig</text:p>
          </table:table-cell>
          <table:table-cell table:formula="of:=[.C119]+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ACTTCAGA</text:p>
          </table:table-cell>
          <table:table-cell office:value-type="string" calcext:value-type="string">
            <text:p>BC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GACTCAGA</text:p>
          </table:table-cell>
          <table:table-cell office:value-type="string" calcext:value-type="string">
            <text:p>BCRk</text:p>
          </table:table-cell>
          <table:table-cell table:formula="of:=[.C121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TGATCAGA</text:p>
          </table:table-cell>
          <table:table-cell office:value-type="string" calcext:value-type="string">
            <text:p>BCRk</text:p>
          </table:table-cell>
          <table:table-cell table:formula="of:=[.C122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CGGATCAGA</text:p>
          </table:table-cell>
          <table:table-cell office:value-type="string" calcext:value-type="string">
            <text:p>BCRk</text:p>
          </table:table-cell>
          <table:table-cell table:formula="of:=[.C123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GACTTCAGA</text:p>
          </table:table-cell>
          <table:table-cell office:value-type="string" calcext:value-type="string">
            <text:p>BCRk</text:p>
          </table:table-cell>
          <table:table-cell table:formula="of:=[.C124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GGACTCAGA</text:p>
          </table:table-cell>
          <table:table-cell office:value-type="string" calcext:value-type="string">
            <text:p>BCRk</text:p>
          </table:table-cell>
          <table:table-cell table:formula="of:=[.C125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TCAAGGGC</text:p>
          </table:table-cell>
          <table:table-cell office:value-type="string" calcext:value-type="string">
            <text:p>BC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GAGAGGGC</text:p>
          </table:table-cell>
          <table:table-cell office:value-type="string" calcext:value-type="string">
            <text:p>BCRl</text:p>
          </table:table-cell>
          <table:table-cell table:formula="of:=[.C127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GTCTAGGGC</text:p>
          </table:table-cell>
          <table:table-cell office:value-type="string" calcext:value-type="string">
            <text:p>BCRl</text:p>
          </table:table-cell>
          <table:table-cell table:formula="of:=[.C128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TAGAGGGCA</text:p>
          </table:table-cell>
          <table:table-cell office:value-type="string" calcext:value-type="string">
            <text:p>BCRl</text:p>
          </table:table-cell>
          <table:table-cell table:formula="of:=[.C129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TTGAAGGGC</text:p>
          </table:table-cell>
          <table:table-cell office:value-type="string" calcext:value-type="string">
            <text:p>BCRl</text:p>
          </table:table-cell>
          <table:table-cell table:formula="of:=[.C130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GGAAGGGC</text:p>
          </table:table-cell>
          <table:table-cell office:value-type="string" calcext:value-type="string">
            <text:p>BCRl</text:p>
          </table:table-cell>
          <table:table-cell table:formula="of:=[.C131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TAGTAGGGC</text:p>
          </table:table-cell>
          <table:table-cell office:value-type="string" calcext:value-type="string">
            <text:p>BCRl</text:p>
          </table:table-cell>
          <table:table-cell table:formula="of:=[.C132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AACTTCTC</text:p>
          </table:table-cell>
          <table:table-cell office:value-type="string" calcext:value-type="string">
            <text:p>TC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CTTCTCA</text:p>
          </table:table-cell>
          <table:table-cell office:value-type="string" calcext:value-type="string">
            <text:p>TCRa</text:p>
          </table:table-cell>
          <table:table-cell table:formula="of:=[.C134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GGTCTCA</text:p>
          </table:table-cell>
          <table:table-cell office:value-type="string" calcext:value-type="string">
            <text:p>TCRa</text:p>
          </table:table-cell>
          <table:table-cell table:formula="of:=[.C13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TGTCTCA</text:p>
          </table:table-cell>
          <table:table-cell office:value-type="string" calcext:value-type="string">
            <text:p>TCRa</text:p>
          </table:table-cell>
          <table:table-cell table:formula="of:=[.C13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GATCTCA</text:p>
          </table:table-cell>
          <table:table-cell office:value-type="string" calcext:value-type="string">
            <text:p>TCRa</text:p>
          </table:table-cell>
          <table:table-cell table:formula="of:=[.C13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ACGTCTCA</text:p>
          </table:table-cell>
          <table:table-cell office:value-type="string" calcext:value-type="string">
            <text:p>TCRa</text:p>
          </table:table-cell>
          <table:table-cell table:formula="of:=[.C13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CTCATCTC</text:p>
          </table:table-cell>
          <table:table-cell office:value-type="string" calcext:value-type="string">
            <text:p>TCRa</text:p>
          </table:table-cell>
          <table:table-cell table:formula="of:=[.C13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TCATCTCA</text:p>
          </table:table-cell>
          <table:table-cell office:value-type="string" calcext:value-type="string">
            <text:p>TCRa</text:p>
          </table:table-cell>
          <table:table-cell table:formula="of:=[.C14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AACTCTCA</text:p>
          </table:table-cell>
          <table:table-cell office:value-type="string" calcext:value-type="string">
            <text:p>TCRa</text:p>
          </table:table-cell>
          <table:table-cell table:formula="of:=[.C141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GAACTCTC</text:p>
          </table:table-cell>
          <table:table-cell office:value-type="string" calcext:value-type="string">
            <text:p>TCRa</text:p>
          </table:table-cell>
          <table:table-cell table:formula="of:=[.C142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CGAGTCTCA</text:p>
          </table:table-cell>
          <table:table-cell office:value-type="string" calcext:value-type="string">
            <text:p>TCRa</text:p>
          </table:table-cell>
          <table:table-cell table:formula="of:=[.C143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GATCTTCTC</text:p>
          </table:table-cell>
          <table:table-cell office:value-type="string" calcext:value-type="string">
            <text:p>TCRa</text:p>
          </table:table-cell>
          <table:table-cell table:formula="of:=[.C144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GTCTTCTCA</text:p>
          </table:table-cell>
          <table:table-cell office:value-type="string" calcext:value-type="string">
            <text:p>TCRa</text:p>
          </table:table-cell>
          <table:table-cell table:formula="of:=[.C145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TCGACTCTC</text:p>
          </table:table-cell>
          <table:table-cell office:value-type="string" calcext:value-type="string">
            <text:p>TCRa</text:p>
          </table:table-cell>
          <table:table-cell table:formula="of:=[.C146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TGTGATCTC</text:p>
          </table:table-cell>
          <table:table-cell office:value-type="string" calcext:value-type="string">
            <text:p>TCRa</text:p>
          </table:table-cell>
          <table:table-cell table:formula="of:=[.C147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TTAGTCTCA</text:p>
          </table:table-cell>
          <table:table-cell office:value-type="string" calcext:value-type="string">
            <text:p>TCRa</text:p>
          </table:table-cell>
          <table:table-cell table:formula="of:=[.C148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TTGATCTCA</text:p>
          </table:table-cell>
          <table:table-cell office:value-type="string" calcext:value-type="string">
            <text:p>TCRa</text:p>
          </table:table-cell>
          <table:table-cell table:formula="of:=[.C149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CGGATCTCA</text:p>
          </table:table-cell>
          <table:table-cell office:value-type="string" calcext:value-type="string">
            <text:p>TCRa</text:p>
          </table:table-cell>
          <table:table-cell table:formula="of:=[.C150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CTGGATCTC</text:p>
          </table:table-cell>
          <table:table-cell office:value-type="string" calcext:value-type="string">
            <text:p>TCRa</text:p>
          </table:table-cell>
          <table:table-cell table:formula="of:=[.C151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GACTTCTCA</text:p>
          </table:table-cell>
          <table:table-cell office:value-type="string" calcext:value-type="string">
            <text:p>TCRa</text:p>
          </table:table-cell>
          <table:table-cell table:formula="of:=[.C152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GCGACTCTC</text:p>
          </table:table-cell>
          <table:table-cell office:value-type="string" calcext:value-type="string">
            <text:p>TCRa</text:p>
          </table:table-cell>
          <table:table-cell table:formula="of:=[.C153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GGACTCTCA</text:p>
          </table:table-cell>
          <table:table-cell office:value-type="string" calcext:value-type="string">
            <text:p>TCRa</text:p>
          </table:table-cell>
          <table:table-cell table:formula="of:=[.C154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GGCGTCTCA</text:p>
          </table:table-cell>
          <table:table-cell office:value-type="string" calcext:value-type="string">
            <text:p>TCRa</text:p>
          </table:table-cell>
          <table:table-cell table:formula="of:=[.C155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GTACTTCTC</text:p>
          </table:table-cell>
          <table:table-cell office:value-type="string" calcext:value-type="string">
            <text:p>TCRa</text:p>
          </table:table-cell>
          <table:table-cell table:formula="of:=[.C156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TAGTTCTCA</text:p>
          </table:table-cell>
          <table:table-cell office:value-type="string" calcext:value-type="string">
            <text:p>TCRa</text:p>
          </table:table-cell>
          <table:table-cell table:formula="of:=[.C157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AACTGCTC</text:p>
          </table:table-cell>
          <table:table-cell office:value-type="string" calcext:value-type="string">
            <text:p>TC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CTGCTCA</text:p>
          </table:table-cell>
          <table:table-cell office:value-type="string" calcext:value-type="string">
            <text:p>TCRb</text:p>
          </table:table-cell>
          <table:table-cell table:formula="of:=[.C159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GGGCTCA</text:p>
          </table:table-cell>
          <table:table-cell office:value-type="string" calcext:value-type="string">
            <text:p>TCRb</text:p>
          </table:table-cell>
          <table:table-cell table:formula="of:=[.C160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TGAGCTC</text:p>
          </table:table-cell>
          <table:table-cell office:value-type="string" calcext:value-type="string">
            <text:p>TCRb</text:p>
          </table:table-cell>
          <table:table-cell table:formula="of:=[.C161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AGGGCTC</text:p>
          </table:table-cell>
          <table:table-cell office:value-type="string" calcext:value-type="string">
            <text:p>TCRb</text:p>
          </table:table-cell>
          <table:table-cell table:formula="of:=[.C162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GAGCTCA</text:p>
          </table:table-cell>
          <table:table-cell office:value-type="string" calcext:value-type="string">
            <text:p>TCRb</text:p>
          </table:table-cell>
          <table:table-cell table:formula="of:=[.C163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AACGGCTC</text:p>
          </table:table-cell>
          <table:table-cell office:value-type="string" calcext:value-type="string">
            <text:p>TCRb</text:p>
          </table:table-cell>
          <table:table-cell table:formula="of:=[.C164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ACGGCTCA</text:p>
          </table:table-cell>
          <table:table-cell office:value-type="string" calcext:value-type="string">
            <text:p>TCRb</text:p>
          </table:table-cell>
          <table:table-cell table:formula="of:=[.C165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CTCAGCTC</text:p>
          </table:table-cell>
          <table:table-cell office:value-type="string" calcext:value-type="string">
            <text:p>TCRb</text:p>
          </table:table-cell>
          <table:table-cell table:formula="of:=[.C166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TCAGCTCA</text:p>
          </table:table-cell>
          <table:table-cell office:value-type="string" calcext:value-type="string">
            <text:p>TCRb</text:p>
          </table:table-cell>
          <table:table-cell table:formula="of:=[.C167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AACGCTCA</text:p>
          </table:table-cell>
          <table:table-cell office:value-type="string" calcext:value-type="string">
            <text:p>TCRb</text:p>
          </table:table-cell>
          <table:table-cell table:formula="of:=[.C168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GAACGCTC</text:p>
          </table:table-cell>
          <table:table-cell office:value-type="string" calcext:value-type="string">
            <text:p>TCRb</text:p>
          </table:table-cell>
          <table:table-cell table:formula="of:=[.C169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CGAGGCTCA</text:p>
          </table:table-cell>
          <table:table-cell office:value-type="string" calcext:value-type="string">
            <text:p>TCRb</text:p>
          </table:table-cell>
          <table:table-cell table:formula="of:=[.C170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CTGAGGCTC</text:p>
          </table:table-cell>
          <table:table-cell office:value-type="string" calcext:value-type="string">
            <text:p>TCRb</text:p>
          </table:table-cell>
          <table:table-cell table:formula="of:=[.C171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GATCTGCTC</text:p>
          </table:table-cell>
          <table:table-cell office:value-type="string" calcext:value-type="string">
            <text:p>TCRb</text:p>
          </table:table-cell>
          <table:table-cell table:formula="of:=[.C172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GTCTGCTCA</text:p>
          </table:table-cell>
          <table:table-cell office:value-type="string" calcext:value-type="string">
            <text:p>TCRb</text:p>
          </table:table-cell>
          <table:table-cell table:formula="of:=[.C173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TCGACGCTC</text:p>
          </table:table-cell>
          <table:table-cell office:value-type="string" calcext:value-type="string">
            <text:p>TCRb</text:p>
          </table:table-cell>
          <table:table-cell table:formula="of:=[.C174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TGACGCTCA</text:p>
          </table:table-cell>
          <table:table-cell office:value-type="string" calcext:value-type="string">
            <text:p>TCRb</text:p>
          </table:table-cell>
          <table:table-cell table:formula="of:=[.C175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TGTAGGCTC</text:p>
          </table:table-cell>
          <table:table-cell office:value-type="string" calcext:value-type="string">
            <text:p>TCRb</text:p>
          </table:table-cell>
          <table:table-cell table:formula="of:=[.C176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TGTGAGCTC</text:p>
          </table:table-cell>
          <table:table-cell office:value-type="string" calcext:value-type="string">
            <text:p>TCRb</text:p>
          </table:table-cell>
          <table:table-cell table:formula="of:=[.C177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TTAGGCTCA</text:p>
          </table:table-cell>
          <table:table-cell office:value-type="string" calcext:value-type="string">
            <text:p>TCRb</text:p>
          </table:table-cell>
          <table:table-cell table:formula="of:=[.C178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TGAGCTCA</text:p>
          </table:table-cell>
          <table:table-cell office:value-type="string" calcext:value-type="string">
            <text:p>TCRb</text:p>
          </table:table-cell>
          <table:table-cell table:formula="of:=[.C179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CGGAGCTCA</text:p>
          </table:table-cell>
          <table:table-cell office:value-type="string" calcext:value-type="string">
            <text:p>TCRb</text:p>
          </table:table-cell>
          <table:table-cell table:formula="of:=[.C180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CTGGAGCTC</text:p>
          </table:table-cell>
          <table:table-cell office:value-type="string" calcext:value-type="string">
            <text:p>TCRb</text:p>
          </table:table-cell>
          <table:table-cell table:formula="of:=[.C181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GACTGCTCA</text:p>
          </table:table-cell>
          <table:table-cell office:value-type="string" calcext:value-type="string">
            <text:p>TCRb</text:p>
          </table:table-cell>
          <table:table-cell table:formula="of:=[.C182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GCGACGCTC</text:p>
          </table:table-cell>
          <table:table-cell office:value-type="string" calcext:value-type="string">
            <text:p>TCRb</text:p>
          </table:table-cell>
          <table:table-cell table:formula="of:=[.C183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GCGCGGCTC</text:p>
          </table:table-cell>
          <table:table-cell office:value-type="string" calcext:value-type="string">
            <text:p>TCRb</text:p>
          </table:table-cell>
          <table:table-cell table:formula="of:=[.C184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GGACGCTCA</text:p>
          </table:table-cell>
          <table:table-cell office:value-type="string" calcext:value-type="string">
            <text:p>TCRb</text:p>
          </table:table-cell>
          <table:table-cell table:formula="of:=[.C185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GGCGGCTCA</text:p>
          </table:table-cell>
          <table:table-cell office:value-type="string" calcext:value-type="string">
            <text:p>TCRb</text:p>
          </table:table-cell>
          <table:table-cell table:formula="of:=[.C186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GTACTGCTC</text:p>
          </table:table-cell>
          <table:table-cell office:value-type="string" calcext:value-type="string">
            <text:p>TCRb</text:p>
          </table:table-cell>
          <table:table-cell table:formula="of:=[.C187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TAGTGCTCA</text:p>
          </table:table-cell>
          <table:table-cell office:value-type="string" calcext:value-type="string">
            <text:p>TCRb</text:p>
          </table:table-cell>
          <table:table-cell table:formula="of:=[.C188]+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TGAGTGCTC</text:p>
          </table:table-cell>
          <table:table-cell office:value-type="string" calcext:value-type="string">
            <text:p>TCRb</text:p>
          </table:table-cell>
          <table:table-cell table:formula="of:=[.C189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GATGGCC</text:p>
          </table:table-cell>
          <table:table-cell office:value-type="string" calcext:value-type="string">
            <text:p>H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GATTTCC</text:p>
          </table:table-cell>
          <table:table-cell office:value-type="string" calcext:value-type="string">
            <text:p>HLA</text:p>
          </table:table-cell>
          <table:table-cell table:formula="of:=[.C191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GAATGAT</text:p>
          </table:table-cell>
          <table:table-cell office:value-type="string" calcext:value-type="string">
            <text:p>HLA</text:p>
          </table:table-cell>
          <table:table-cell table:formula="of:=[.C192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GAGTGCT</text:p>
          </table:table-cell>
          <table:table-cell office:value-type="string" calcext:value-type="string">
            <text:p>HLA</text:p>
          </table:table-cell>
          <table:table-cell table:formula="of:=[.C193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GAAACAA</text:p>
          </table:table-cell>
          <table:table-cell office:value-type="string" calcext:value-type="string">
            <text:p>HLA</text:p>
          </table:table-cell>
          <table:table-cell table:formula="of:=[.C194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GACTCTC</text:p>
          </table:table-cell>
          <table:table-cell office:value-type="string" calcext:value-type="string">
            <text:p>HLA</text:p>
          </table:table-cell>
          <table:table-cell table:formula="of:=[.C195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GACCCTC</text:p>
          </table:table-cell>
          <table:table-cell office:value-type="string" calcext:value-type="string">
            <text:p>HLA</text:p>
          </table:table-cell>
          <table:table-cell table:formula="of:=[.C196]+1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7:43:24.64541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05:53.627995525</meta:creation-date>
    <dc:date>2019-04-10T17:44:53.904008097</dc:date>
    <meta:editing-duration>PT33M33S</meta:editing-duration>
    <meta:editing-cycles>5</meta:editing-cycles>
    <meta:generator>LibreOffice/5.2.7.2$Linux_X86_64 LibreOffice_project/20m0$Build-2</meta:generator>
    <meta:document-statistic meta:table-count="1" meta:cell-count="591" meta:object-count="0"/>
  </office:meta>
</office:document-meta>
</file>